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5983b0" fo:border="0.74pt solid #000000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apellido_paterno</text:p>
          </table:table-cell>
          <table:table-cell table:style-name="ce2" office:value-type="string" calcext:value-type="string">
            <text:p>apellido_materno</text:p>
          </table:table-cell>
          <table:table-cell table:style-name="ce2" office:value-type="string" calcext:value-type="string">
            <text:p>numero_de_contacto</text:p>
          </table:table-cell>
          <table:table-cell table:style-name="ce2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9:36.538377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9:45.565377555</dc:date>
    <meta:editing-duration>PT30M6S</meta:editing-duration>
    <meta:editing-cycles>16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